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ificuldades" style:family="table">
      <style:table-properties style:width="17.013cm" fo:margin-left="0cm" table:align="left"/>
    </style:style>
    <style:style style:name="Dificuldades.A" style:family="table-column">
      <style:table-column-properties style:column-width="2.91cm"/>
    </style:style>
    <style:style style:name="Dificuldades.B" style:family="table-column">
      <style:table-column-properties style:column-width="14.102cm"/>
    </style:style>
    <style:style style:name="Dificuldades.A1" style:family="table-cell">
      <style:table-cell-properties fo:padding="0.097cm" fo:border-left="0.05pt solid #000000" fo:border-right="none" fo:border-top="0.05pt solid #000000" fo:border-bottom="0.05pt solid #000000"/>
    </style:style>
    <style:style style:name="Dificuldades.B1" style:family="table-cell">
      <style:table-cell-properties fo:padding="0.097cm" fo:border="0.05pt solid #000000"/>
    </style:style>
    <style:style style:name="Dificuldades.A2" style:family="table-cell">
      <style:table-cell-properties fo:padding="0.097cm" fo:border-left="0.05pt solid #000000" fo:border-right="none" fo:border-top="none" fo:border-bottom="0.05pt solid #000000"/>
    </style:style>
    <style:style style:name="Dificuldad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5a44" officeooo:paragraph-rsid="00115a44"/>
    </style:style>
    <style:style style:name="P2" style:family="paragraph" style:parent-style-name="Table_20_Contents">
      <style:paragraph-properties fo:text-align="center" style:justify-single-word="false"/>
      <style:text-properties officeooo:rsid="00115a44" officeooo:paragraph-rsid="00115a44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15a44" officeooo:paragraph-rsid="00115a44" style:font-weight-asian="bold" style:font-weight-complex="bold"/>
    </style:style>
    <style:style style:name="P4" style:family="paragraph" style:parent-style-name="Table_20_Contents">
      <style:text-properties officeooo:rsid="00129095" officeooo:paragraph-rsid="00129095"/>
    </style:style>
    <style:style style:name="P5" style:family="paragraph" style:parent-style-name="Table_20_Contents">
      <style:text-properties officeooo:rsid="00164f90" officeooo:paragraph-rsid="00164f90"/>
    </style:style>
    <style:style style:name="P6" style:family="paragraph" style:parent-style-name="Table_20_Contents">
      <style:text-properties officeooo:rsid="0017b801" officeooo:paragraph-rsid="0017b801"/>
    </style:style>
    <style:style style:name="P7" style:family="paragraph" style:parent-style-name="Table_20_Contents">
      <style:text-properties officeooo:rsid="00129095" officeooo:paragraph-rsid="001a4140"/>
    </style:style>
    <style:style style:name="P8" style:family="paragraph" style:parent-style-name="Table_20_Contents">
      <style:text-properties officeooo:rsid="00129095" officeooo:paragraph-rsid="001af02e"/>
    </style:style>
    <style:style style:name="P9" style:family="paragraph" style:parent-style-name="Table_20_Contents">
      <style:text-properties officeooo:rsid="00115a44" officeooo:paragraph-rsid="001b8ef8"/>
    </style:style>
    <style:style style:name="P10" style:family="paragraph" style:parent-style-name="Table_20_Contents">
      <style:text-properties officeooo:rsid="001af02e" officeooo:paragraph-rsid="001af02e"/>
    </style:style>
    <style:style style:name="T1" style:family="text">
      <style:text-properties officeooo:rsid="00129095"/>
    </style:style>
    <style:style style:name="T2" style:family="text">
      <style:text-properties officeooo:rsid="001a4140"/>
    </style:style>
    <style:style style:name="T3" style:family="text">
      <style:text-properties officeooo:rsid="001af02e"/>
    </style:style>
    <style:style style:name="T4" style:family="text">
      <style:text-properties officeooo:rsid="001b8ef8"/>
    </style:style>
    <style:style style:name="T5" style:family="text">
      <style:text-properties officeooo:rsid="001cf2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ficuldades" table:style-name="Dificuldades">
        <table:table-column table:style-name="Dificuldades.A"/>
        <table:table-column table:style-name="Dificuldades.B"/>
        <table:table-row>
          <table:table-cell table:style-name="Dificuldades.A1" office:value-type="string">
            <text:p text:style-name="P3">Dificuldade</text:p>
          </table:table-cell>
          <table:table-cell table:style-name="Dificuldades.B1" office:value-type="string">
            <text:p text:style-name="Table_20_Heading">Ação</text:p>
          </table:table-cell>
        </table:table-row>
        <table:table-row>
          <table:table-cell table:style-name="Dificuldades.A2" office:value-type="string">
            <text:p text:style-name="P2">0</text:p>
          </table:table-cell>
          <table:table-cell table:style-name="Dificuldades.B2" office:value-type="string">
            <text:p text:style-name="P1">Correr;</text:p>
          </table:table-cell>
        </table:table-row>
        <table:table-row>
          <table:table-cell table:style-name="Dificuldades.A2" office:value-type="string">
            <text:p text:style-name="P2">1</text:p>
          </table:table-cell>
          <table:table-cell table:style-name="Dificuldades.B2" office:value-type="string">
            <text:p text:style-name="P1">Soco; Chute;</text:p>
          </table:table-cell>
        </table:table-row>
        <table:table-row>
          <table:table-cell table:style-name="Dificuldades.A2" office:value-type="string">
            <text:p text:style-name="P2">2</text:p>
          </table:table-cell>
          <table:table-cell table:style-name="Dificuldades.B2" office:value-type="string">
            <text:p text:style-name="P1">Armas brancas;</text:p>
          </table:table-cell>
        </table:table-row>
        <table:table-row>
          <table:table-cell table:style-name="Dificuldades.A2" office:value-type="string">
            <text:p text:style-name="P2">3</text:p>
          </table:table-cell>
          <table:table-cell table:style-name="Dificuldades.B2" office:value-type="string">
            <text:p text:style-name="P1">Lançar objetos leves; Armas brancas improvisadas; <text:s/>Armas de baixo calibre; <text:span text:style-name="T5">Bloquear socos e chutes;</text:span></text:p>
          </table:table-cell>
        </table:table-row>
        <table:table-row>
          <table:table-cell table:style-name="Dificuldades.A2" office:value-type="string">
            <text:p text:style-name="P2">4</text:p>
          </table:table-cell>
          <table:table-cell table:style-name="Dificuldades.B2" office:value-type="string">
            <text:p text:style-name="P9">Lançar objetos pesados; <text:span text:style-name="T1">Armas automáticas;</text:span> Magia<text:span text:style-name="T1">s</text:span> simples; <text:span text:style-name="T1">Escopetas; Desviar / Bloquear armas brancas; Persuadir alguém conhecido;</text:span></text:p>
          </table:table-cell>
        </table:table-row>
        <table:table-row>
          <table:table-cell table:style-name="Dificuldades.A2" office:value-type="string">
            <text:p text:style-name="P2">5</text:p>
          </table:table-cell>
          <table:table-cell table:style-name="Dificuldades.B2" office:value-type="string">
            <text:p text:style-name="P8"><text:span text:style-name="T2">Snipers</text:span>; <text:span text:style-name="T3">Revolvers; Armas brancas de duas mãos usando uma mão; </text:span>Se esgueirar efetivamente; <text:span text:style-name="T5">Desviar de objetos lançados;</text:span></text:p>
          </table:table-cell>
        </table:table-row>
        <table:table-row>
          <table:table-cell table:style-name="Dificuldades.A2" office:value-type="string">
            <text:p text:style-name="P2">6</text:p>
          </table:table-cell>
          <table:table-cell table:style-name="Dificuldades.B2" office:value-type="string">
            <text:p text:style-name="P7">Magias medianas; Armas especiais; <text:span text:style-name="T2">Armas de Projeteis; Invadir algum sistema eletronico; Abrir fechaduras;</text:span></text:p>
          </table:table-cell>
        </table:table-row>
        <table:table-row>
          <table:table-cell table:style-name="Dificuldades.A2" office:value-type="string">
            <text:p text:style-name="P2">7</text:p>
          </table:table-cell>
          <table:table-cell table:style-name="Dificuldades.B2" office:value-type="string">
            <text:p text:style-name="P10">Armas automaticas ou escopetas usando uma mão; <text:span text:style-name="T4">Desviar de uma balas de pistolas e automaticas; Persuadir alguém desconhecido, duvidoso;</text:span></text:p>
          </table:table-cell>
        </table:table-row>
        <table:table-row>
          <table:table-cell table:style-name="Dificuldades.A2" office:value-type="string">
            <text:p text:style-name="P2">8</text:p>
          </table:table-cell>
          <table:table-cell table:style-name="Dificuldades.B2" office:value-type="string">
            <text:p text:style-name="P4">Magias fortes; <text:span text:style-name="T5">Desviar de tiros de escopetas e snipers; </text:span></text:p>
          </table:table-cell>
        </table:table-row>
        <table:table-row>
          <table:table-cell table:style-name="Dificuldades.A2" office:value-type="string">
            <text:p text:style-name="P2">9</text:p>
          </table:table-cell>
          <table:table-cell table:style-name="Dificuldades.B2" office:value-type="string">
            <text:p text:style-name="P4">Encantar Armas </text:p>
          </table:table-cell>
        </table:table-row>
        <table:table-row>
          <table:table-cell table:style-name="Dificuldades.A2" office:value-type="string">
            <text:p text:style-name="P2">10</text:p>
          </table:table-cell>
          <table:table-cell table:style-name="Dificuldades.B2" office:value-type="string">
            <text:p text:style-name="P6">Magias de Espaço</text:p>
          </table:table-cell>
        </table:table-row>
        <table:table-row>
          <table:table-cell table:style-name="Dificuldades.A2" office:value-type="string">
            <text:p text:style-name="P2">11</text:p>
          </table:table-cell>
          <table:table-cell table:style-name="Dificuldades.B2" office:value-type="string">
            <text:p text:style-name="P5">Magias Temporais</text:p>
          </table:table-cell>
        </table:table-row>
        <table:table-row>
          <table:table-cell table:style-name="Dificuldades.A2" office:value-type="string">
            <text:p text:style-name="P2">12</text:p>
          </table:table-cell>
          <table:table-cell table:style-name="Dificuldades.B2" office:value-type="string">
            <text:p text:style-name="P4">Magias Dimensionais</text:p>
          </table:table-cell>
        </table:table-row>
        <table:table-row>
          <table:table-cell table:style-name="Dificuldades.A2" office:value-type="string">
            <text:p text:style-name="P2">13</text:p>
          </table:table-cell>
          <table:table-cell table:style-name="Dificuldades.B2" office:value-type="string">
            <text:p text:style-name="P4">Magias Ômega</text:p>
          </table:table-cell>
        </table:table-row>
        <table:table-row>
          <table:table-cell table:style-name="Dificuldades.A2" office:value-type="string">
            <text:p text:style-name="P2">14</text:p>
          </table:table-cell>
          <table:table-cell table:style-name="Dificuldades.B2" office:value-type="string">
            <text:p text:style-name="Table_20_Contents"/>
          </table:table-cell>
        </table:table-row>
        <table:table-row>
          <table:table-cell table:style-name="Dificuldades.A2" office:value-type="string">
            <text:p text:style-name="P2">15</text:p>
          </table:table-cell>
          <table:table-cell table:style-name="Dificuldades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23:05:41.705000000</meta:creation-date>
    <dc:date>2017-12-08T10:39:51.416448442</dc:date>
    <meta:editing-duration>PT1H20M59S</meta:editing-duration>
    <meta:editing-cycles>8</meta:editing-cycles>
    <meta:generator>LibreOffice/4.3.3.2$Linux_X86_64 LibreOffice_project/430m0$Build-2</meta:generator>
    <dc:creator>Matheus Cunha</dc:creator>
    <meta:document-statistic meta:table-count="1" meta:image-count="0" meta:object-count="0" meta:page-count="1" meta:paragraph-count="32" meta:word-count="122" meta:character-count="792" meta:non-whitespace-character-count="699"/>
  </office:meta>
</office:document-meta>
</file>